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OSTLE'S DEFENSE (10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POSTLE'S DEFENSE (10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meekness (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methodology (10:2-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methodology (10:2-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Paul does not do (10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Paul does (1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POSTLE'S DEFENSE (10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meekness (10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methodology (10:2-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ncy (10:7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ncy (10:7-11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ridicule (10:7a, 1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idicule (10:7a, 1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possesses no power or authority (10: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rites like a lion but in person is weak as a lamb (10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militancy (10:7-1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ridicule (10:7a, 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response (10:7b-9, 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sponse (10:7b-9, 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possesses the power and authority of Christ himself (10:7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y will soon discover he is as a lion both in pen and in person (10:9, 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militancy (10:7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ridicule (10:7a, 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response (10:7b-9, 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APOSTLE'S DEFENSE (10:1-13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meekness (1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methodology (10:2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militancy (10:7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measure (10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measure (10:12-13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e does not compare himself to other men (10:12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does conform himself to Jesus Christ (10:13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APOSTLE'S DEFENSE (10:1-13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meekness (10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methodology (10:2-6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militancy (10:7-11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easure (10:12-1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2 CORINTHIANS 10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THE APOSTLE'S DEFENSE (10:1-1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APOSTLE'S DESIRE (10:14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APOSTLE'S DESIRE (10:14-18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desire for them (10:14-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desire for himself (10:16-1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is desire for himself (10:16-18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at he be allowed to preach the gospel to the regions beyond (10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at he be approved by God himself (10:1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LE'S DESIRE (10:14-18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desire for them (10:14-1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desire for himself (10:16-18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2 CORINTHIANS 10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APOSTLE'S DEFENSE (10:1-1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APOSTLE'S DESIRE (10:14-1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0 </dc:title>
    <meta:initial-creator>David STRICKLAND</meta:initial-creator>
    <dc:creator>David STRICKLAND</dc:creator>
    <meta:creation-date>2020-02-22T19:24:46Z</meta:creation-date>
    <dc:date>2020-02-22T19:24:46Z</dc:date>
    <meta:template xlink:href="BibleStudy" xlink:type="simple"/>
    <meta:editing-cycles>1</meta:editing-cycles>
    <meta:editing-duration>PT0S</meta:editing-duration>
    <meta:document-statistic meta:paragraph-count="54" meta:word-count="406"/>
  </office:meta>
</office:document-meta>
</file>